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manifest.rdf" manifest:media-type="application/rdf+xml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tyle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"/>
  <manifest:file-entry manifest:full-path="ObjectReplacements/Object 4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setting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f8c" officeooo:paragraph-rsid="001caf8c"/>
    </style:style>
    <style:style style:name="P2" style:family="paragraph" style:parent-style-name="Standard">
      <style:text-properties officeooo:rsid="002162e0" officeooo:paragraph-rsid="002162e0"/>
    </style:style>
    <style:style style:name="P3" style:family="paragraph" style:parent-style-name="Standard">
      <style:text-properties officeooo:rsid="002162e0" officeooo:paragraph-rsid="002162e0"/>
    </style:style>
    <style:style style:name="P4" style:family="paragraph" style:parent-style-name="Standard">
      <style:text-properties officeooo:rsid="006e970a" officeooo:paragraph-rsid="006e970a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Объект1" text:anchor-type="as-char" svg:y="-0.621cm" svg:width="2.106cm" svg:height="2.5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draw:frame draw:style-name="fr2" draw:name="Объект2" text:anchor-type="as-char" svg:y="-0.621cm" svg:width="3.905cm" svg:height="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"><draw:frame draw:style-name="fr2" draw:name="Объект3" text:anchor-type="as-char" svg:y="-0.686cm" svg:width="1.506cm" svg:height="1.11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Объект4" text:anchor-type="as-char" svg:y="-0.681cm" svg:width="2.136cm" svg:height="1.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Объект5" text:anchor-type="as-char" svg:y="-0.713cm" svg:width="5.315cm" svg:height="1.09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draw:frame draw:style-name="fr2" draw:name="Объект6" text:anchor-type="as-char" svg:y="-1.238cm" svg:width="2.887cm" svg:height="2.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draw:frame draw:style-name="fr2" draw:name="Объект7" text:anchor-type="as-char" svg:y="-0.377cm" svg:width="0.041cm" svg:height="0.469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2" draw:name="Объект8" text:anchor-type="as-char" svg:y="-0.661cm" svg:width="2.602cm" svg:height="1.38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<draw:frame draw:style-name="fr2" draw:name="Объект12" text:anchor-type="as-char" svg:y="-0.873cm" svg:width="2.706cm" svg:height="1.595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><draw:frame draw:style-name="fr2" draw:name="Объект9" text:anchor-type="as-char" svg:y="-0.559cm" svg:width="1.993cm" svg:height="0.98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draw:frame draw:style-name="fr2" draw:name="Объект10" text:anchor-type="as-char" svg:y="-0.871cm" svg:width="2.244cm" svg:height="1.593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2"><draw:frame draw:style-name="fr2" draw:name="Объект11" text:anchor-type="as-char" svg:y="-0.713cm" svg:width="2.45cm" svg:height="1.131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2"><draw:frame draw:style-name="fr2" draw:name="Объект13" text:anchor-type="as-char" svg:y="-0.621cm" svg:width="3.043cm" svg:height="1.092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<draw:frame draw:style-name="fr2" draw:name="Объект14" text:anchor-type="as-char" svg:y="-0.526cm" svg:width="2.512cm" svg:height="0.61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2"/>
      <text:p text:style-name="P2"><draw:frame draw:style-name="fr2" draw:name="Объект15" text:anchor-type="as-char" svg:y="-0.721cm" svg:width="2.769cm" svg:height="1.101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<text:soft-page-break/><draw:frame draw:style-name="fr2" draw:name="Объект16" text:anchor-type="as-char" svg:y="-0.873cm" svg:width="1.353cm" svg:height="1.596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2"/>
      <text:p text:style-name="P2"><draw:frame draw:style-name="fr2" draw:name="Объект17" text:anchor-type="as-char" svg:y="-0.437cm" svg:width="3.323cm" svg:height="0.559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"/>
      <text:p text:style-name="P2"><draw:frame draw:style-name="fr2" draw:name="Объект18" text:anchor-type="as-char" svg:y="-0.631cm" svg:width="4.59cm" svg:height="0.864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2"/>
      <text:p text:style-name="P2"><draw:frame draw:style-name="fr2" draw:name="Объект19" text:anchor-type="as-char" svg:y="-1.265cm" svg:width="5.512cm" svg:height="2.295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2"/>
      <text:p text:style-name="P2"><draw:frame draw:style-name="fr2" draw:name="Объект20" text:anchor-type="as-char" svg:y="-0.621cm" svg:width="6.477cm" svg:height="1.023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"/>
      <text:p text:style-name="P2"><draw:frame draw:style-name="fr2" draw:name="Объект21" text:anchor-type="as-char" svg:y="-0.672cm" svg:width="2.596cm" svg:height="1.102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"/>
      <text:p text:style-name="P2"><draw:frame draw:style-name="fr2" draw:name="Объект22" text:anchor-type="as-char" svg:y="-0.804cm" svg:width="2.963cm" svg:height="1.184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2"/>
      <text:p text:style-name="P2"><draw:frame draw:style-name="fr2" draw:name="Объект23" text:anchor-type="as-char" svg:y="-0.386cm" svg:width="1.482cm" svg:height="0.758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2"/>
      <text:p text:style-name="P2"><draw:frame draw:style-name="fr2" draw:name="Объект25" text:anchor-type="as-char" svg:y="-0.432cm" svg:width="1.924cm" svg:height="0.877cm" draw:z-index="23"><draw:object xlink:href="./Object 25" xlink:type="simple" xlink:show="embed" xlink:actuate="onLoad"/><draw:image xlink:href="./ObjectReplacements/Object 25" xlink:type="simple" xlink:show="embed" xlink:actuate="onLoad"/></draw:frame></text:p>
      <text:p text:style-name="P2"/>
      <text:p text:style-name="P2"><draw:frame draw:style-name="fr1" draw:name="Объект24" text:anchor-type="as-char" svg:y="-0.566cm" svg:width="2.402cm" svg:height="0.801cm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2"/>
      <text:p text:style-name="P2"><draw:frame draw:style-name="fr1" draw:name="Объект26" text:anchor-type="as-char" svg:y="-0.432cm" svg:width="3.341cm" svg:height="0.665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2"/>
      <text:p text:style-name="P2"><draw:frame draw:style-name="fr1" draw:name="Объект27" text:anchor-type="as-char" svg:y="-0.529cm" svg:width="4.833cm" svg:height="0.762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2"/>
      <text:p text:style-name="P2"><draw:frame draw:style-name="fr1" draw:name="Объект28" text:anchor-type="as-char" svg:y="-0.386cm" svg:width="1.328cm" svg:height="0.758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2"/>
      <text:p text:style-name="P2"><draw:frame draw:style-name="fr1" draw:name="Объект29" text:anchor-type="as-char" svg:y="-0.386cm" svg:width="1.328cm" svg:height="0.758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2"/>
      <text:p text:style-name="P2"><draw:frame draw:style-name="fr1" draw:name="Объект30" text:anchor-type="as-char" svg:y="-0.566cm" svg:width="3.702cm" svg:height="0.72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2"/>
      <text:p text:style-name="P2"><draw:frame draw:style-name="fr1" draw:name="Объект31" text:anchor-type="as-char" svg:y="-0.437cm" svg:width="4.516cm" svg:height="0.67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><draw:frame draw:style-name="fr1" draw:name="Объект32" text:anchor-type="as-char" svg:y="-0.681cm" svg:width="2.785cm" svg:height="1.12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2"/>
      <text:p text:style-name="P2"><text:soft-page-break/><draw:frame draw:style-name="fr1" draw:name="Объект33" text:anchor-type="as-char" svg:y="-0.377cm" svg:width="0.002cm" svg:height="0.469cm" draw:z-index="32"><draw:object xlink:href="./Object 33" xlink:type="simple" xlink:show="embed" xlink:actuate="onLoad"/><draw:image xlink:href="./ObjectReplacements/Object 33" xlink:type="simple" xlink:show="embed" xlink:actuate="onLoad"/></draw:frame><draw:frame draw:style-name="fr1" draw:name="Объект34" text:anchor-type="as-char" svg:y="-0.681cm" svg:width="3.166cm" svg:height="1.12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2"/>
      <text:p text:style-name="P2"><draw:frame draw:style-name="fr1" draw:name="Объект35" text:anchor-type="as-char" svg:y="-0.681cm" svg:width="2.999cm" svg:height="1.12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2"/>
      <text:p text:style-name="P2"><draw:frame draw:style-name="fr1" draw:name="Объект36" text:anchor-type="as-char" svg:y="-0.681cm" svg:width="2.988cm" svg:height="1.12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2"/>
      <text:p text:style-name="P2"><draw:frame draw:style-name="fr1" draw:name="Объект37" text:anchor-type="as-char" svg:y="-0.639cm" svg:width="4.486cm" svg:height="1.034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2"/>
      <text:p text:style-name="P2"><draw:frame draw:style-name="fr1" draw:name="Объект38" text:anchor-type="as-char" svg:y="-0.473cm" svg:width="1.012cm" svg:height="0.852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2"/>
      <text:p text:style-name="P2"><draw:frame draw:style-name="fr1" draw:name="Объект39" text:anchor-type="as-char" svg:y="-0.621cm" svg:width="1.549cm" svg:height="1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2"/>
      <text:p text:style-name="P2"><draw:frame draw:style-name="fr1" draw:name="Объект40" text:anchor-type="as-char" svg:y="-0.681cm" svg:width="2.14cm" svg:height="1.06cm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2"/>
      <text:p text:style-name="P2"><draw:frame draw:style-name="fr1" draw:name="Объект41" text:anchor-type="as-char" svg:y="-0.721cm" svg:width="3.244cm" svg:height="1.101cm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2"/>
      <text:p text:style-name="P2"><draw:frame draw:style-name="fr1" draw:name="Объект42" text:anchor-type="as-char" svg:y="-0.621cm" svg:width="5.032cm" svg:height="1.762cm" draw:z-index="41"><draw:object xlink:href="./Object 42" xlink:type="simple" xlink:show="embed" xlink:actuate="onLoad"/><draw:image xlink:href="./ObjectReplacements/Object 42" xlink:type="simple" xlink:show="embed" xlink:actuate="onLoad"/></draw:frame></text:p>
      <text:p text:style-name="P2"/>
      <text:p text:style-name="P2"><draw:frame draw:style-name="fr1" draw:name="Объект43" text:anchor-type="as-char" svg:y="-0.672cm" svg:width="3.609cm" svg:height="1.102cm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2"/>
      <text:p text:style-name="P2"><draw:frame draw:style-name="fr1" draw:name="Объект44" text:anchor-type="as-char" svg:y="-0.566cm" svg:width="3.066cm" svg:height="0.801cm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2"/>
      <text:p text:style-name="P2"><draw:frame draw:style-name="fr1" draw:name="Объект45" text:anchor-type="as-char" svg:y="-0.621cm" svg:width="1.298cm" svg:height="1cm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2"/>
      <text:p text:style-name="P2"><draw:frame draw:style-name="fr1" draw:name="Объект46" text:anchor-type="as-char" svg:y="-0.469cm" svg:width="1.259cm" svg:height="0.561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2"/>
      <text:p text:style-name="P2"><draw:frame draw:style-name="fr1" draw:name="Объект47" text:anchor-type="as-char" svg:y="-0.386cm" svg:width="2.547cm" svg:height="0.51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2"/>
      <text:p text:style-name="P4"><draw:frame draw:style-name="fr1" draw:name="Объект48" text:anchor-type="as-char" svg:y="-0.566cm" svg:width="3.634cm" svg:height="0.72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4"/>
      <text:p text:style-name="P4"><draw:frame draw:style-name="fr1" draw:name="Объект49" text:anchor-type="as-char" svg:y="-0.681cm" svg:width="2.946cm" svg:height="1.12cm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4"/>
      <text:p text:style-name="P4"><draw:frame draw:style-name="fr1" draw:name="Объект50" text:anchor-type="as-char" svg:y="-0.566cm" svg:width="2.14cm" svg:height="0.801cm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P4"/>
      <text:p text:style-name="P4"><draw:frame draw:style-name="fr1" draw:name="Объект51" text:anchor-type="as-char" svg:y="-0.377cm" svg:width="1.54cm" svg:height="0.469cm" draw:z-index="50"><draw:object xlink:href="./Object 51" xlink:type="simple" xlink:show="embed" xlink:actuate="onLoad"/><draw:image xlink:href="./ObjectReplacements/Object 51" xlink:type="simple" xlink:show="embed" xlink:actuate="onLoad"/></draw:frame></text:p>
      <text:p text:style-name="P4"><text:soft-page-break/></text:p>
      <text:p text:style-name="P4"><draw:frame draw:style-name="fr1" draw:name="Объект52" text:anchor-type="as-char" svg:y="-0.566cm" svg:width="2.993cm" svg:height="0.801cm" draw:z-index="51"><draw:object xlink:href="./Object 52" xlink:type="simple" xlink:show="embed" xlink:actuate="onLoad"/><draw:image xlink:href="./ObjectReplacements/Object 52" xlink:type="simple" xlink:show="embed" xlink:actuate="onLoad"/></draw:frame></text:p>
      <text:p text:style-name="P4"/>
      <text:p text:style-name="P4"><draw:frame draw:style-name="fr1" draw:name="Объект53" text:anchor-type="as-char" svg:y="-0.566cm" svg:width="3.328cm" svg:height="0.801cm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P4"/>
      <text:p text:style-name="P4"><draw:frame draw:style-name="fr1" draw:name="Объект54" text:anchor-type="as-char" svg:y="-0.566cm" svg:width="2.018cm" svg:height="0.801cm" draw:z-index="53"><draw:object xlink:href="./Object 54" xlink:type="simple" xlink:show="embed" xlink:actuate="onLoad"/><draw:image xlink:href="./ObjectReplacements/Object 54" xlink:type="simple" xlink:show="embed" xlink:actuate="onLoad"/></draw:frame></text:p>
      <text:p text:style-name="P4"/>
      <text:p text:style-name="P4"><draw:frame draw:style-name="fr1" draw:name="Объект55" text:anchor-type="as-char" svg:y="-0.377cm" svg:width="1.72cm" svg:height="0.469cm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4"/>
      <text:p text:style-name="P4"><draw:frame draw:style-name="fr1" draw:name="Объект56" text:anchor-type="as-char" svg:y="-0.681cm" svg:width="2.487cm" svg:height="1.12cm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06:28:24.436606890</meta:creation-date>
    <dc:date>2024-02-02T21:18:34.575117269</dc:date>
    <meta:editing-duration>PT5H42M4S</meta:editing-duration>
    <meta:editing-cycles>46</meta:editing-cycles>
    <meta:generator>LibreOffice/7.6.4.1$Linux_X86_64 LibreOffice_project/60$Build-1</meta:generator>
    <meta:document-statistic meta:table-count="0" meta:image-count="0" meta:object-count="56" meta:page-count="4" meta:paragraph-count="54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frac>
      <mn>1</mn>
      <mrow>
        <mn>2</mn>
        <mo stretchy="false">+</mo>
        <mfrac>
          <mn>3</mn>
          <mrow>
            <mn>4</mn>
            <mo stretchy="false">+</mo>
            <mfrac>
              <mn>7</mn>
              <mrow>
                <mn>6</mn>
                <mo stretchy="false">+</mo>
                <mfrac>
                  <mn>7</mn>
                  <mn>8</mn>
                </mfrac>
              </mrow>
            </mfrac>
          </mrow>
        </mfrac>
      </mrow>
    </mfrac>
    <annotation encoding="StarMath 5.0">{1} over {2+ {3} over {4+ {7} over {6+ {7} over {8} } } }  </annotation>
  </semantics>
</math>
</file>

<file path=Object 10/content.xml><?xml version="1.0" encoding="utf-8"?>
<math xmlns="http://www.w3.org/1998/Math/MathML" display="block">
  <semantics>
    <mrow>
      <msup>
        <mi>A</mi>
        <mrow>
          <mo stretchy="false">−</mo>
          <mn>1</mn>
        </mrow>
      </msup>
      <mo stretchy="false">=</mo>
      <mrow>
        <mo fence="true" form="prefix" stretchy="true">|</mo>
        <mrow>
          <mtable>
            <mtr>
              <mtd>
                <mrow>
                  <mn>52</mn>
                  <mo stretchy="false">−</mo>
                  <mn>2</mn>
                </mrow>
              </mtd>
            </mtr>
            <mtr>
              <mtd>
                <mrow>
                  <mn>23</mn>
                  <mo stretchy="false">−</mo>
                  <mn>4</mn>
                </mrow>
              </mtd>
            </mtr>
            <mtr>
              <mtd>
                <mrow>
                  <mo stretchy="false">−</mo>
                  <mn>110</mn>
                </mrow>
              </mtd>
            </mtr>
          </mtable>
        </mrow>
        <mo fence="true" form="postfix" stretchy="true">|</mo>
      </mrow>
    </mrow>
    <annotation encoding="StarMath 5.0">A^{-1} = left lline stack{52-2 # 23-4 # -110}  right rline </annotation>
  </semantics>
</math>
</file>

<file path=Object 11/content.xml><?xml version="1.0" encoding="utf-8"?>
<math xmlns="http://www.w3.org/1998/Math/MathML" display="block">
  <semantics>
    <mrow>
      <msubsup>
        <mo stretchy="false">∑</mo>
        <mrow>
          <mi>t</mi>
          <mo stretchy="false">=</mo>
          <mn>3</mn>
        </mrow>
        <mn>7</mn>
      </msubsup>
      <mfrac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row>
            <mi>t</mi>
            <mo stretchy="false">−</mo>
            <mn>1</mn>
          </mrow>
        </msup>
        <mrow>
          <mrow>
            <mo fence="true" form="prefix" stretchy="false">(</mo>
            <mrow>
              <mrow>
                <mn>2</mn>
                <mrow>
                  <mi>t</mi>
                  <mo stretchy="false">−</mo>
                  <mn>1</mn>
                </mrow>
              </mrow>
            </mrow>
            <mo fence="true" form="postfix" stretchy="false">)</mo>
          </mrow>
          <mo stretchy="false">!</mo>
        </mrow>
      </mfrac>
    </mrow>
    <annotation encoding="StarMath 5.0">  sum^{7}_{t=3} {{ (-1)^{t-1} } over {fact{(2t-1)} }}</annotation>
  </semantics>
</math>
</file>

<file path=Object 1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+</mo>
                  <mi>y</mi>
                  <mo stretchy="false">+</mo>
                  <mi>z</mi>
                </mrow>
                <mo stretchy="false">=</mo>
                <mn>0</mn>
              </mrow>
            </mtd>
          </mtr>
          <mtr>
            <mtd>
              <mrow>
                <mn>2</mn>
                <mrow>
                  <mi>x</mi>
                  <mo stretchy="false">+</mo>
                  <mn>3</mn>
                </mrow>
                <mrow>
                  <mrow>
                    <mi>y</mi>
                    <mo stretchy="false">+</mo>
                    <mi>z</mi>
                  </mrow>
                  <mo stretchy="false">=</mo>
                  <mn>1</mn>
                </mrow>
              </mrow>
            </mtd>
          </mtr>
          <mtr>
            <mtd>
              <mrow>
                <mrow>
                  <mi>x</mi>
                  <mo stretchy="false">+</mo>
                  <mn>2</mn>
                </mrow>
                <mrow>
                  <mi>y</mi>
                  <mo stretchy="false">+</mo>
                  <mi>z</mi>
                </mrow>
              </mrow>
            </mtd>
          </mtr>
        </mtable>
      </mrow>
      <mo fence="true" form="postfix" stretchy="true">}</mo>
    </mrow>
    <annotation encoding="StarMath 5.0"> left lbrace stack{x+y+z=0 # 2x+3y+z=1 # x+2y+z}  right rbrace </annotation>
  </semantics>
</math>
</file>

<file path=Object 13/content.xml><?xml version="1.0" encoding="utf-8"?>
<math xmlns="http://www.w3.org/1998/Math/MathML" display="block">
  <semantics>
    <mrow>
      <mo stretchy="false">∭</mo>
      <mfrac>
        <mi mathvariant="italic">dxdydz</mi>
        <msup>
          <mrow>
            <mo fence="true" form="prefix" stretchy="false">(</mo>
            <mrow>
              <mrow>
                <mi>x</mi>
                <mo stretchy="false">+</mo>
                <mi>y</mi>
                <mo stretchy="false">+</mo>
                <mi>z</mi>
                <mo stretchy="false">+</mo>
                <mn>1</mn>
              </mrow>
            </mrow>
            <mo fence="true" form="postfix" stretchy="false">)</mo>
          </mrow>
          <mn>3</mn>
        </msup>
      </mfrac>
    </mrow>
    <annotation encoding="StarMath 5.0">iiint {{dxdydz} over { (x+y+z+1)^{3} } } </annotation>
  </semantics>
</math>
</file>

<file path=Object 14/content.xml><?xml version="1.0" encoding="utf-8"?>
<math xmlns="http://www.w3.org/1998/Math/MathML" display="block">
  <semantics>
    <mrow>
      <mroot>
        <mrow>
          <mn>1</mn>
          <mo stretchy="false">+</mo>
          <msqrt>
            <mrow>
              <mn>1</mn>
              <mo stretchy="false">−</mo>
              <msup>
                <mi>x</mi>
                <mn>2</mn>
              </msup>
            </mrow>
          </msqrt>
        </mrow>
        <mn>5</mn>
      </mroot>
      <mo stretchy="false">≥</mo>
      <mn>2</mn>
    </mrow>
    <annotation encoding="StarMath 5.0">{nroot{5}{1+ sqrt{1- x^{2} }}}&gt;= {2}</annotation>
  </semantics>
</math>
</file>

<file path=Object 15/content.xml><?xml version="1.0" encoding="utf-8"?>
<math xmlns="http://www.w3.org/1998/Math/MathML" display="block">
  <semantics>
    <mrow>
      <mi>x</mi>
      <mo stretchy="false">=</mo>
      <mfrac>
        <mrow>
          <msup>
            <mi>b</mi>
            <mn>2</mn>
          </msup>
          <mo stretchy="false">±</mo>
          <msqrt>
            <mrow>
              <msup>
                <mi>b</mi>
                <mn>2</mn>
              </msup>
              <mo stretchy="false">−</mo>
              <mi mathvariant="italic">ac</mi>
            </mrow>
          </msqrt>
        </mrow>
        <mrow>
          <mn>2</mn>
          <mi>a</mi>
        </mrow>
      </mfrac>
    </mrow>
    <annotation encoding="StarMath 5.0">x = { {b^{2}} +- { sqrt{ b^{2} -ac} }} over {2a} </annotation>
  </semantics>
</math>
</file>

<file path=Object 1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n>3</mn>
                <mn>7</mn>
                <mn>1</mn>
                <mn>2</mn>
              </mrow>
            </mtd>
          </mtr>
          <mtr>
            <mtd>
              <mrow>
                <mn>3</mn>
                <mn>6</mn>
                <mn>9</mn>
                <mn>8</mn>
              </mrow>
            </mtd>
          </mtr>
          <mtr>
            <mtd>
              <mrow>
                <mn>1</mn>
                <mn>6</mn>
                <mn>4</mn>
                <mn>6</mn>
              </mrow>
            </mtd>
          </mtr>
        </mtable>
      </mrow>
      <mo fence="true" form="postfix" stretchy="true">)</mo>
    </mrow>
    <annotation encoding="StarMath 5.0"> left ( stack{3 7 1 2 # 3 6 9 8 # 1 6 4 6}  right ) </annotation>
  </semantics>
</math>
</file>

<file path=Object 17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i mathvariant="italic">uv</mi>
            </mrow>
            <mo fence="true" form="postfix" stretchy="false">)</mo>
          </mrow>
          <mn>2</mn>
        </msup>
        <mo stretchy="false">=</mo>
        <mi>u</mi>
      </mrow>
      <mrow>
        <mrow>
          <mi>'</mi>
          <mo stretchy="false">∗</mo>
          <mi>v</mi>
        </mrow>
        <mo stretchy="false">=</mo>
        <mi>v</mi>
      </mrow>
      <mrow>
        <mi>'</mi>
        <mo stretchy="false">∗</mo>
        <mi>u</mi>
      </mrow>
    </mrow>
    <annotation encoding="StarMath 5.0"> (uv)^{2} = u'*v=v'*u</annotation>
  </semantics>
</math>
</file>

<file path=Object 18/content.xml><?xml version="1.0" encoding="utf-8"?>
<math xmlns="http://www.w3.org/1998/Math/MathML" display="block">
  <semantics>
    <mrow>
      <msubsup>
        <mo stretchy="false">∏</mo>
        <mrow>
          <mi>y</mi>
          <mo stretchy="false">=</mo>
          <mn>3</mn>
        </mrow>
        <mn>5</mn>
      </msubsup>
      <msqrt>
        <mrow>
          <mi>y</mi>
          <mo stretchy="false">−</mo>
          <mn>1</mn>
          <mo stretchy="false">+</mo>
          <mrow>
            <msubsup>
              <mo stretchy="false">∑</mo>
              <mrow>
                <mi>x</mi>
                <mo stretchy="false">=</mo>
                <mn>3</mn>
              </mrow>
              <mn>8</mn>
            </msubsup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</mrow>
      </msqrt>
    </mrow>
    <annotation encoding="StarMath 5.0"> prod^{5}_{y=3} sqrt{y-1+ sum^{8}_{x=3} (x+1)} </annotation>
  </semantics>
</math>
</file>

<file path=Object 19/content.xml><?xml version="1.0" encoding="utf-8"?>
<math xmlns="http://www.w3.org/1998/Math/MathML" display="block">
  <semantics>
    <mrow>
      <mi>y</mi>
      <mo stretchy="false">=</mo>
      <mrow>
        <mo fence="true" form="prefix" stretchy="true">{</mo>
        <mrow>
          <mtable>
            <mtr>
              <mtd>
                <mrow>
                  <mrow>
                    <mn>5</mn>
                    <mo stretchy="false">−</mo>
                    <mn>2</mn>
                  </mrow>
                  <mi>x</mi>
                  <mrow>
                    <mrow>
                      <mi>,</mi>
                      <mo stretchy="false">−</mo>
                      <mi mathvariant="normal">∞</mi>
                    </mrow>
                    <mo stretchy="false">&lt;</mo>
                    <mi>x</mi>
                    <mo stretchy="false">&gt;</mo>
                    <mn>0</mn>
                  </mrow>
                </mrow>
              </mtd>
            </mtr>
            <mtr>
              <mtd>
                <mrow>
                  <mi>sin</mi>
                  <mn>2</mn>
                  <mrow>
                    <mi>x</mi>
                    <mo stretchy="false">−</mo>
                    <mi>cos</mi>
                  </mrow>
                  <mn>2</mn>
                  <mi>x</mi>
                  <mrow>
                    <mn>,0</mn>
                    <mo stretchy="false">≤</mo>
                    <mi>x</mi>
                    <mo stretchy="false">≤</mo>
                    <mfrac bevelled="true">
                      <mi>π</mi>
                      <mn>2</mn>
                    </mfrac>
                  </mrow>
                </mrow>
              </mtd>
            </mtr>
            <mtr>
              <mtd>
                <mrow>
                  <mrow>
                    <mi>x</mi>
                    <mo stretchy="false">−</mo>
                    <mn>1</mn>
                    <mo stretchy="false">+</mo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  <mi>,</mi>
                  <mrow>
                    <mfrac bevelled="true">
                      <mi>π</mi>
                      <mn>2</mn>
                    </mfrac>
                    <mo stretchy="false">≤</mo>
                    <mi>x</mi>
                    <mo stretchy="false">≤</mo>
                    <mrow>
                      <mo stretchy="false">+</mo>
                      <mi mathvariant="normal">∞</mi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y= left lbrace stack{5-2x,- %infinite &lt;x&gt;0 # sin2x-cos2x,0&lt;=x&lt;= {%pi} wideslash {2}   # x-1+ (x-2)^{2}, {%pi} wideslash {2} &lt;=x&lt;=+%infinite}  right rbrace </annotation>
  </semantics>
</math>
</file>

<file path=Object 2/content.xml><?xml version="1.0" encoding="utf-8"?>
<math xmlns="http://www.w3.org/1998/Math/MathML" display="block">
  <semantics>
    <mrow>
      <mrow>
        <mroot>
          <mrow>
            <mn>25</mn>
            <mi>x</mi>
            <mrow>
              <mo fence="true" form="prefix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9</mn>
                  </mrow>
                </mrow>
              </mrow>
              <mo fence="true" form="postfix" stretchy="false">)</mo>
            </mrow>
          </mrow>
          <mn>3</mn>
        </mroot>
        <mo stretchy="false">=</mo>
        <mn>4</mn>
      </mrow>
      <mrow>
        <mi>x</mi>
        <mo stretchy="false">+</mo>
        <mfrac>
          <mn>3</mn>
          <mi>x</mi>
        </mfrac>
      </mrow>
    </mrow>
    <annotation encoding="StarMath 5.0">nroot{3}{25x ( 2x^{2} +9) } = 4x+ {3} over {x} </annotation>
  </semantics>
</math>
</file>

<file path=Object 20/content.xml><?xml version="1.0" encoding="utf-8"?>
<math xmlns="http://www.w3.org/1998/Math/MathML" display="block">
  <semantics>
    <mrow>
      <mrow>
        <msqrt>
          <mrow>
            <mn>4</mn>
            <mrow>
              <msup>
                <mi>x</mi>
                <mn>4</mn>
              </msup>
              <mo stretchy="false">−</mo>
              <mn>20</mn>
            </mrow>
            <mrow>
              <mi>x</mi>
              <mo stretchy="false">+</mo>
              <mn>25</mn>
            </mrow>
          </mrow>
        </msqrt>
        <mo stretchy="false">+</mo>
        <mrow>
          <mo fence="true" form="prefix" stretchy="true">|</mo>
          <mrow>
            <mrow>
              <msqrt>
                <mi>y</mi>
              </msqrt>
              <mo stretchy="false">−</mo>
              <mi>x</mi>
            </mrow>
          </mrow>
          <mo fence="true" form="postfix" stretchy="true">|</mo>
        </mrow>
      </mrow>
      <mo stretchy="false">=</mo>
      <mrow>
        <mn>6</mn>
        <mo stretchy="false">−</mo>
        <mfrac>
          <mn>9</mn>
          <mrow>
            <mo fence="true" form="prefix" stretchy="false">|</mo>
            <mrow>
              <mrow>
                <mrow>
                  <mn>5</mn>
                  <mo stretchy="false">=</mo>
                  <mn>2</mn>
                </mrow>
                <mi>x</mi>
              </mrow>
            </mrow>
            <mo fence="true" form="postfix" stretchy="false">|</mo>
          </mrow>
        </mfrac>
      </mrow>
    </mrow>
    <annotation encoding="StarMath 5.0">sqrt{4x^{4}-20x+25}+ abs{ sqrt{y}-x } = 6 - {9} over { lline 5=2x rline }    </annotation>
  </semantics>
</math>
</file>

<file path=Object 21/content.xml><?xml version="1.0" encoding="utf-8"?>
<math xmlns="http://www.w3.org/1998/Math/MathML" display="block">
  <semantics>
    <mrow>
      <mrow>
        <mo fence="true" form="prefix" stretchy="true">(</mo>
        <mrow>
          <mfrac>
            <mi>g</mi>
            <mi>r</mi>
          </mfrac>
        </mrow>
        <mo fence="true" form="postfix" stretchy="true">)</mo>
      </mrow>
      <mo stretchy="false">=</mo>
      <mfrac>
        <mrow>
          <mi>g</mi>
          <mo stretchy="false">!</mo>
        </mrow>
        <mrow>
          <mrow>
            <mrow>
              <mi>r</mi>
              <mo stretchy="false">!</mo>
            </mrow>
            <mrow>
              <mo fence="true" form="prefix" stretchy="false">(</mo>
              <mrow>
                <mrow>
                  <mi>g</mi>
                  <mo stretchy="false">−</mo>
                  <mi>r</mi>
                </mrow>
              </mrow>
              <mo fence="true" form="postfix" stretchy="false">)</mo>
            </mrow>
          </mrow>
          <mo stretchy="false">!</mo>
        </mrow>
      </mfrac>
    </mrow>
    <annotation encoding="StarMath 5.0">left ( {g} over {r}  right ) = { fact{g} } over {  fact{fact{r} (g-r)}  } </annotation>
  </semantics>
</math>
</file>

<file path=Object 22/content.xml><?xml version="1.0" encoding="utf-8"?>
<math xmlns="http://www.w3.org/1998/Math/MathML" display="block">
  <semantics>
    <msqrt>
      <mrow>
        <mfrac>
          <mn>1</mn>
          <mrow>
            <mi>z</mi>
            <mo stretchy="false">+</mo>
            <mn>1</mn>
          </mrow>
        </mfrac>
        <mo stretchy="false">+</mo>
        <msqrt>
          <mrow>
            <mfrac>
              <mn>1</mn>
              <mrow>
                <mi>z</mi>
                <mo stretchy="false">−</mo>
                <mn>2</mn>
              </mrow>
            </mfrac>
            <msqrt>
              <mi>z</mi>
            </msqrt>
          </mrow>
        </msqrt>
      </mrow>
    </msqrt>
    <annotation encoding="StarMath 5.0">sqrt{ {1} over {z+1} + sqrt{ {1} over {z-2} sqrt{z} } } </annotation>
  </semantics>
</math>
</file>

<file path=Object 23/content.xml><?xml version="1.0" encoding="utf-8"?>
<math xmlns="http://www.w3.org/1998/Math/MathML" display="block">
  <semantics>
    <mrow>
      <mrow>
        <munder>
          <mi>lim</mi>
          <mrow>
            <mi>h</mi>
            <mo stretchy="false">→</mo>
            <mn>0</mn>
          </mrow>
        </munder>
        <mi>h</mi>
      </mrow>
      <mrow>
        <mo fence="true" form="prefix" stretchy="false">(</mo>
        <mrow>
          <mi>x</mi>
        </mrow>
        <mo fence="true" form="postfix" stretchy="false">)</mo>
      </mrow>
    </mrow>
    <annotation encoding="StarMath 5.0">lim from{h-&gt;0}   h(x) </annotation>
  </semantics>
</math>
</file>

<file path=Object 24/content.xml><?xml version="1.0" encoding="utf-8"?>
<math xmlns="http://www.w3.org/1998/Math/MathML" display="block">
  <semantics>
    <mrow>
      <msubsup>
        <mo stretchy="false">∑</mo>
        <mrow>
          <mi>i</mi>
          <mo stretchy="false">=</mo>
          <mn>1</mn>
        </mrow>
        <mi>m</mi>
      </msubsup>
      <mrow>
        <msubsup>
          <mo stretchy="false">∑</mo>
          <mrow>
            <mi>s</mi>
            <mo stretchy="false">=</mo>
            <mn>1</mn>
          </mrow>
          <mi>n</mi>
        </msubsup>
        <msub>
          <mi>a</mi>
          <mi mathvariant="italic">fs</mi>
        </msub>
      </mrow>
    </mrow>
    <annotation encoding="StarMath 5.0">  sum^{m}_{i=1}  sum^{n}_{s=1} a_{fs}  </annotation>
  </semantics>
</math>
</file>

<file path=Object 25/content.xml><?xml version="1.0" encoding="utf-8"?>
<math xmlns="http://www.w3.org/1998/Math/MathML" display="block">
  <semantics>
    <mrow>
      <msub>
        <mo stretchy="false">∑</mo>
        <mtable>
          <mtr>
            <mtd>
              <mrow>
                <mn>1</mn>
                <mo stretchy="false">≤</mo>
                <mi>x</mi>
                <mo stretchy="false">≤</mo>
                <mi>m</mi>
              </mrow>
            </mtd>
          </mtr>
          <mtr>
            <mtd>
              <mrow>
                <mn>1</mn>
                <mo stretchy="false">≤</mo>
                <mi>y</mi>
                <mo stretchy="false">≤</mo>
                <mi>n</mi>
              </mrow>
            </mtd>
          </mtr>
        </mtable>
      </msub>
      <msub>
        <mi>a</mi>
        <mi mathvariant="italic">xy</mi>
      </msub>
    </mrow>
    <annotation encoding="StarMath 5.0">sum_{ binom{1&lt;=x&lt;=m}{1&lt;=y&lt;=n} } a_{xy}</annotation>
  </semantics>
</math>
</file>

<file path=Object 26/content.xml><?xml version="1.0" encoding="utf-8"?>
<math xmlns="http://www.w3.org/1998/Math/MathML" display="block">
  <semantics>
    <mrow>
      <mrow>
        <msub>
          <mo stretchy="false">∑</mo>
          <mi>i</mi>
        </msub>
        <mrow>
          <msub>
            <mo stretchy="false">∑</mo>
            <mi>j</mi>
          </msub>
          <mrow>
            <msub>
              <mo stretchy="false">∑</mo>
              <mi>k</mi>
            </msub>
            <msub>
              <mi>a</mi>
              <mi mathvariant="italic">ij</mi>
            </msub>
          </mrow>
        </mrow>
      </mrow>
      <msub>
        <mi>b</mi>
        <mi mathvariant="italic">jk</mi>
      </msub>
      <msub>
        <mi>c</mi>
        <mi mathvariant="italic">ki</mi>
      </msub>
    </mrow>
    <annotation encoding="StarMath 5.0">sum_{i} sum_{j} sum_{k} a_{ij} b_{jk} c_{ki}</annotation>
  </semantics>
</math>
</file>

<file path=Object 27/content.xml><?xml version="1.0" encoding="utf-8"?>
<math xmlns="http://www.w3.org/1998/Math/MathML" display="block">
  <semantics>
    <mrow>
      <mi mathvariant="normal">Φ</mi>
      <mrow>
        <mrow>
          <mo fence="true" form="prefix" stretchy="false">(</mo>
          <mrow>
            <mrow>
              <mi>α</mi>
              <mi>,</mi>
              <mi>β</mi>
            </mrow>
          </mrow>
          <mo fence="true" form="postfix" stretchy="false">)</mo>
        </mrow>
        <mo stretchy="false">=</mo>
        <mrow>
          <msubsup>
            <mo stretchy="false">∫</mo>
            <mn>0</mn>
            <mi>α</mi>
          </msubsup>
          <mrow>
            <msubsup>
              <mo stretchy="false">∫</mo>
              <mn>0</mn>
              <mi>β</mi>
            </msubsup>
            <msup>
              <mi mathvariant="normal">e</mi>
              <mrow>
                <mo stretchy="false">−</mo>
                <mrow>
                  <mo fence="true" form="prefix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</mrow>
                  <mo fence="true" form="postfix" stretchy="false">)</mo>
                </mrow>
              </mrow>
            </msup>
          </mrow>
        </mrow>
      </mrow>
      <mi mathvariant="italic">dxdy</mi>
    </mrow>
    <annotation encoding="StarMath 5.0">%PHI ( %ialpha, %ibeta ) = int^{%ialpha}_{0} int^{%ibeta}_{0} func e^{-(x^{2}+y^{2})}dxdy   </annotation>
  </semantics>
</math>
</file>

<file path=Object 28/content.xml><?xml version="1.0" encoding="utf-8"?>
<math xmlns="http://www.w3.org/1998/Math/MathML" display="block">
  <semantics>
    <mrow>
      <munder>
        <mi mathvariant="italic">limh</mi>
        <mrow>
          <mi>n</mi>
          <mo stretchy="false">→</mo>
          <mn>0</mn>
        </mrow>
      </munder>
      <mrow>
        <mo fence="true" form="prefix" stretchy="false">(</mo>
        <mrow>
          <mi>n</mi>
        </mrow>
        <mo fence="true" form="postfix" stretchy="false">)</mo>
      </mrow>
    </mrow>
    <annotation encoding="StarMath 5.0">limh csub {n-&gt;0} (n)</annotation>
  </semantics>
</math>
</file>

<file path=Object 29/content.xml><?xml version="1.0" encoding="utf-8"?>
<math xmlns="http://www.w3.org/1998/Math/MathML" display="block">
  <semantics>
    <mrow>
      <munder>
        <mi mathvariant="italic">limh</mi>
        <mrow>
          <mi>a</mi>
          <mo stretchy="false">→</mo>
          <mn>0</mn>
        </mrow>
      </munder>
      <mrow>
        <mo fence="true" form="prefix" stretchy="false">(</mo>
        <mrow>
          <mi>n</mi>
        </mrow>
        <mo fence="true" form="postfix" stretchy="false">)</mo>
      </mrow>
    </mrow>
    <annotation encoding="StarMath 5.0">limh csub{a-&gt;0} (n)</annotation>
  </semantics>
</math>
</file>

<file path=Object 3/content.xml><?xml version="1.0" encoding="utf-8"?>
<math xmlns="http://www.w3.org/1998/Math/MathML" display="block">
  <semantics>
    <msup>
      <mrow>
        <mo fence="true" form="prefix" stretchy="true">(</mo>
        <mrow>
          <mfrac>
            <mi>x</mi>
            <mrow>
              <mn>1</mn>
              <mo stretchy="false">−</mo>
              <mi>x</mi>
            </mrow>
          </mfrac>
        </mrow>
        <mo fence="true" form="postfix" stretchy="true">)</mo>
      </mrow>
      <mrow>
        <mo fence="true" form="prefix" stretchy="false">(</mo>
        <mrow>
          <mn>5</mn>
        </mrow>
        <mo fence="true" form="postfix" stretchy="false">)</mo>
      </mrow>
    </msup>
    <annotation encoding="StarMath 5.0"> left ( {x} over {1-x}  right )^{ (5) }  </annotation>
  </semantics>
</math>
</file>

<file path=Object 30/content.xml><?xml version="1.0" encoding="utf-8"?>
<math xmlns="http://www.w3.org/1998/Math/MathML" display="block">
  <semantics>
    <mrow>
      <msub>
        <mi>f</mi>
        <mi>n</mi>
      </msub>
      <mrow>
        <mo fence="true" form="prefix" stretchy="false">(</mo>
        <mrow>
          <mi>x</mi>
        </mrow>
        <mo fence="true" form="postfix" stretchy="false">)</mo>
      </mrow>
      <mover>
        <mo stretchy="false">→</mo>
        <mi mathvariant="italic">равномерно</mi>
      </mover>
      <mi>f</mi>
      <mi mathvariant="normal">:</mi>
      <mi>X</mi>
      <mover>
        <mo stretchy="false">→</mo>
        <mi mathvariant="italic">на</mi>
      </mover>
      <mi>Y</mi>
    </mrow>
    <annotation encoding="StarMath 5.0">f_{n}(x)  -&gt; csup{равномерно} f: X -&gt; csup{на} Y</annotation>
  </semantics>
</math>
</file>

<file path=Object 31/content.xml><?xml version="1.0" encoding="utf-8"?>
<math xmlns="http://www.w3.org/1998/Math/MathML" display="block">
  <semantics>
    <mrow>
      <msubsup>
        <mi mathvariant="italic">hv</mi>
        <mrow>
          <mi>m</mi>
          <mi>,</mi>
          <mi>n</mi>
        </mrow>
        <mi mathvariant="italic">ij</mi>
      </msubsup>
      <mo stretchy="false">=</mo>
      <mrow>
        <mrow>
          <msub>
            <mo stretchy="false">∑</mo>
            <mi>i</mi>
          </msub>
          <mrow>
            <msub>
              <mo stretchy="false">∑</mo>
              <mi>j</mi>
            </msub>
            <msub>
              <mi>x</mi>
              <mi mathvariant="italic">ij</mi>
            </msub>
          </mrow>
        </mrow>
        <mo stretchy="false">∗</mo>
        <msub>
          <mi>x</mi>
          <mrow>
            <mi>i</mi>
            <mo stretchy="false">→</mo>
            <mi>m</mi>
            <mi>,</mi>
            <mi>j</mi>
            <mo stretchy="false">←</mo>
            <mi>n</mi>
          </mrow>
        </msub>
      </mrow>
    </mrow>
    <annotation encoding="StarMath 5.0">hv^{ij}_{m,n} = sum_{i} sum_{j} x_{ij} * x_{i-&gt;m,j&lt;-n}</annotation>
  </semantics>
</math>
</file>

<file path=Object 32/content.xml><?xml version="1.0" encoding="utf-8"?>
<math xmlns="http://www.w3.org/1998/Math/MathML" display="block">
  <semantics>
    <mrow>
      <munder>
        <mi>lim</mi>
        <mrow>
          <mi>x</mi>
          <mrow>
            <mo stretchy="false">→</mo>
            <mo stretchy="false">−</mo>
            <mn>4</mn>
          </mrow>
        </mrow>
      </munder>
      <mfrac>
        <mrow>
          <mn>3</mn>
          <mrow>
            <msup>
              <mi>x</mi>
              <mn>2</mn>
            </msup>
            <mo stretchy="false">+</mo>
            <mn>10</mn>
            <mo stretchy="false">−</mo>
            <mn>8</mn>
          </mrow>
        </mrow>
        <mrow>
          <mn>3</mn>
          <mrow>
            <msup>
              <mi>x</mi>
              <mn>2</mn>
            </msup>
            <mo stretchy="false">+</mo>
            <mn>12</mn>
          </mrow>
        </mrow>
      </mfrac>
    </mrow>
    <annotation encoding="StarMath 5.0">lim from{x-&gt;-4} {{3x^{2}+10-8} over {3x^{2}+12}}</annotation>
  </semantics>
</math>
</file>

<file path=Object 33/content.xml><?xml version="1.0" encoding="utf-8"?>
<math xmlns="http://www.w3.org/1998/Math/MathML" display="block"/>
</file>

<file path=Object 34/content.xml><?xml version="1.0" encoding="utf-8"?>
<math xmlns="http://www.w3.org/1998/Math/MathML" display="block">
  <semantics>
    <mrow>
      <munder>
        <mi>lim</mi>
        <mrow>
          <mi>x</mi>
          <mrow>
            <mo stretchy="false">→</mo>
            <mo stretchy="false">−</mo>
            <mn>1</mn>
          </mrow>
        </mrow>
      </munder>
      <mfrac>
        <mrow>
          <mn>3</mn>
          <mrow>
            <msup>
              <mi>x</mi>
              <mn>2</mn>
            </msup>
            <mo stretchy="false">+</mo>
            <mn>11</mn>
          </mrow>
          <mrow>
            <mi>x</mi>
            <mo stretchy="false">+</mo>
            <mn>10</mn>
          </mrow>
        </mrow>
        <mrow>
          <msup>
            <mi>x</mi>
            <mn>2</mn>
          </msup>
          <mo stretchy="false">−</mo>
          <mn>16</mn>
        </mrow>
      </mfrac>
    </mrow>
    <annotation encoding="StarMath 5.0">lim from{x-&gt; -1} {{3x^{2}+11x+10} over {x^{2}-16}}</annotation>
  </semantics>
</math>
</file>

<file path=Object 35/content.xml><?xml version="1.0" encoding="utf-8"?>
<math xmlns="http://www.w3.org/1998/Math/MathML" display="block">
  <semantics>
    <mrow>
      <munder>
        <mi>lim</mi>
        <mrow>
          <mi>x</mi>
          <mo stretchy="false">→</mo>
          <mn>4</mn>
        </mrow>
      </munder>
      <mfrac>
        <mrow>
          <mn>2</mn>
          <mrow>
            <msup>
              <mi>x</mi>
              <mn>2</mn>
            </msup>
            <mo stretchy="false">−</mo>
            <mn>5</mn>
          </mrow>
          <mrow>
            <mi>x</mi>
            <mo stretchy="false">−</mo>
            <mn>12</mn>
          </mrow>
        </mrow>
        <mrow>
          <msup>
            <mi>x</mi>
            <mn>2</mn>
          </msup>
          <mo stretchy="false">−</mo>
          <mn>16</mn>
        </mrow>
      </mfrac>
    </mrow>
    <annotation encoding="StarMath 5.0">lim from{x-&gt;4}  {{2x^{2}-5x-12} over {x^{2}-16}}</annotation>
  </semantics>
</math>
</file>

<file path=Object 36/content.xml><?xml version="1.0" encoding="utf-8"?>
<math xmlns="http://www.w3.org/1998/Math/MathML" display="block">
  <semantics>
    <mrow>
      <munder>
        <mi>lim</mi>
        <mrow>
          <mi>x</mi>
          <mo stretchy="false">→</mo>
          <mn>1</mn>
        </mrow>
      </munder>
      <mfrac>
        <mrow>
          <mn>3</mn>
          <mrow>
            <msup>
              <mi>x</mi>
              <mn>2</mn>
            </msup>
            <mo stretchy="false">−</mo>
            <mn>11</mn>
          </mrow>
          <mrow>
            <mi>x</mi>
            <mo stretchy="false">−</mo>
            <mn>3</mn>
          </mrow>
        </mrow>
        <mrow>
          <mn>3</mn>
          <mrow>
            <msup>
              <mi>x</mi>
              <mn>2</mn>
            </msup>
            <mo stretchy="false">−</mo>
            <mn>8</mn>
          </mrow>
          <mrow>
            <mi>x</mi>
            <mo stretchy="false">−</mo>
            <mn>3</mn>
          </mrow>
        </mrow>
      </mfrac>
    </mrow>
    <annotation encoding="StarMath 5.0">lim from{x-&gt;1} { {3x^{2}-11x-3} over {3x^{2}-8x-3} }</annotation>
  </semantics>
</math>
</file>

<file path=Object 37/content.xml><?xml version="1.0" encoding="utf-8"?>
<math xmlns="http://www.w3.org/1998/Math/MathML" display="block">
  <semantics>
    <mrow>
      <mi>tan</mi>
      <mrow>
        <mrow>
          <mo fence="true" form="prefix" stretchy="false">(</mo>
          <mrow>
            <mrow>
              <mi>α</mi>
              <mo stretchy="false">±</mo>
              <mi>β</mi>
            </mrow>
          </mrow>
          <mo fence="true" form="postfix" stretchy="false">)</mo>
        </mrow>
        <mo stretchy="false">=</mo>
        <mfrac>
          <mrow>
            <mi>tan</mi>
            <mrow>
              <mi>α</mi>
              <mo stretchy="false">±</mo>
              <mi>tan</mi>
            </mrow>
            <mi>β</mi>
          </mrow>
          <mrow>
            <mrow>
              <mn>1</mn>
              <mo stretchy="false">∓</mo>
              <mi>tan</mi>
            </mrow>
            <mi>α</mi>
            <mi>tan</mi>
            <mi>β</mi>
          </mrow>
        </mfrac>
      </mrow>
    </mrow>
    <annotation encoding="StarMath 5.0">tan( %alpha +- %beta ) = { tan %alpha +- tan %beta} over {1 -+ tan %alpha tan %beta} </annotation>
  </semantics>
</math>
</file>

<file path=Object 38/content.xml><?xml version="1.0" encoding="utf-8"?>
<math xmlns="http://www.w3.org/1998/Math/MathML" display="block">
  <semantics>
    <mrow>
      <mi>ω</mi>
      <mo stretchy="false">=</mo>
      <mfrac>
        <mi>φ</mi>
        <mi>t</mi>
      </mfrac>
    </mrow>
    <annotation encoding="StarMath 5.0">%omega =  {%varphi} over {t}</annotation>
  </semantics>
</math>
</file>

<file path=Object 39/content.xml><?xml version="1.0" encoding="utf-8"?>
<math xmlns="http://www.w3.org/1998/Math/MathML" display="block">
  <semantics>
    <mrow>
      <mi>υ</mi>
      <mo stretchy="false">=</mo>
      <mfrac>
        <mrow>
          <mn>2</mn>
          <mi>π</mi>
          <mi>R</mi>
        </mrow>
        <mi>T</mi>
      </mfrac>
    </mrow>
    <annotation encoding="StarMath 5.0">%upsilon = {2 %pi R}over{T}</annotation>
  </semantics>
</math>
</file>

<file path=Object 4/content.xml><?xml version="1.0" encoding="utf-8"?>
<math xmlns="http://www.w3.org/1998/Math/MathML" display="block">
  <semantics>
    <mrow>
      <munder>
        <mi>lim</mi>
        <mrow>
          <mi>n</mi>
          <mi mathvariant="normal">→</mi>
          <mi mathvariant="normal">∞</mi>
        </mrow>
      </munder>
      <mfrac>
        <mrow>
          <mn>2</mn>
          <msup>
            <mi>n</mi>
            <mn>2</mn>
          </msup>
        </mrow>
        <mrow>
          <msup>
            <mi>n</mi>
            <mn>2</mn>
          </msup>
          <mo stretchy="false">+</mo>
          <mi>x</mi>
          <mo stretchy="false">+</mo>
          <mn>1</mn>
        </mrow>
      </mfrac>
    </mrow>
    <annotation encoding="StarMath 5.0">lim from{n %tendto %infinite } { { 2n^{2} } over { n^{2} +x+1} } </annotation>
  </semantics>
</math>
</file>

<file path=Object 40/content.xml><?xml version="1.0" encoding="utf-8"?>
<math xmlns="http://www.w3.org/1998/Math/MathML" display="block">
  <semantics>
    <mrow>
      <mrow>
        <mi>a</mi>
        <mo stretchy="false">=</mo>
        <mfrac>
          <msup>
            <mi>v</mi>
            <mn>2</mn>
          </msup>
          <mi>R</mi>
        </mfrac>
        <mo stretchy="false">=</mo>
        <msup>
          <mi>ω</mi>
          <mn>2</mn>
        </msup>
      </mrow>
      <mi>R</mi>
    </mrow>
    <annotation encoding="StarMath 5.0">a={v^{2}}over{R}= %omega^{2}R</annotation>
  </semantics>
</math>
</file>

<file path=Object 41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= {-b +- sqrt{b^{2}-4ac}} over {2a} </annotation>
  </semantics>
</math>
</file>

<file path=Object 42/content.xml><?xml version="1.0" encoding="utf-8"?>
<math xmlns="http://www.w3.org/1998/Math/MathML" display="block">
  <semantics>
    <mrow>
      <msub>
        <mi>P</mi>
        <mn>0</mn>
      </msub>
      <mo stretchy="false">=</mo>
      <mfrac>
        <mn>1</mn>
        <mrow>
          <mo fence="true" form="prefix" stretchy="true">(</mo>
          <mrow>
            <mrow>
              <mfrac>
                <mrow>
                  <msup>
                    <mi>S</mi>
                    <mi>s</mi>
                  </msup>
                  <msup>
                    <mi>ψ</mi>
                    <mi>s</mi>
                  </msup>
                </mrow>
                <mrow>
                  <mrow>
                    <mi>s</mi>
                    <mo stretchy="false">!</mo>
                  </mrow>
                  <mrow>
                    <mo fence="true" form="prefix" stretchy="false">(</mo>
                    <mrow>
                      <mrow>
                        <mn>1</mn>
                        <mo stretchy="false">−</mo>
                        <mi>ψ</mi>
                      </mrow>
                    </mrow>
                    <mo fence="true" form="postfix" stretchy="false">)</mo>
                  </mrow>
                </mrow>
              </mfrac>
              <mo stretchy="false">+</mo>
              <mrow>
                <msubsup>
                  <mo stretchy="false">∑</mo>
                  <mrow>
                    <mi>n</mi>
                    <mo stretchy="false">=</mo>
                    <mn>0</mn>
                  </mrow>
                  <mrow>
                    <mi>π</mi>
                    <mo stretchy="false">−</mo>
                    <mn>1</mn>
                  </mrow>
                </msubsup>
                <mfrac>
                  <mrow>
                    <msup>
                      <mi>S</mi>
                      <mi>n</mi>
                    </msup>
                    <msup>
                      <mi>ψ</mi>
                      <mi>n</mi>
                    </msup>
                  </mrow>
                  <mrow>
                    <mi>n</mi>
                    <mo stretchy="false">!</mo>
                  </mrow>
                </mfrac>
              </mrow>
            </mrow>
          </mrow>
          <mo fence="true" form="postfix" stretchy="true">)</mo>
        </mrow>
      </mfrac>
    </mrow>
    <annotation encoding="StarMath 5.0">P_{0}= {1} over {left ({S^{s} %psi^{s}} over { fact{s} (1 - %psi)} + sum^{%pi-1}_{n=0} {{S^{n} %psi^{n}} over{ fact{n} }}right )}</annotation>
  </semantics>
</math>
</file>

<file path=Object 43/content.xml><?xml version="1.0" encoding="utf-8"?>
<math xmlns="http://www.w3.org/1998/Math/MathML" display="block">
  <semantics>
    <mrow>
      <mrow>
        <mo fence="true" form="prefix" stretchy="true">(</mo>
        <mrow>
          <mfrac>
            <mi>a</mi>
            <mi>b</mi>
          </mfrac>
        </mrow>
        <mo fence="true" form="postfix" stretchy="true">)</mo>
      </mrow>
      <mo stretchy="false">≤</mo>
      <mrow>
        <mo fence="true" form="prefix" stretchy="false">(</mo>
        <mrow>
          <msub>
            <mi>h</mi>
            <mi>i</mi>
          </msub>
        </mrow>
        <mo fence="true" form="postfix" stretchy="false">)</mo>
      </mrow>
      <mo stretchy="false">≤</mo>
      <mrow>
        <mo fence="true" form="prefix" stretchy="false">[</mo>
        <mrow>
          <mrow>
            <mi>I</mi>
            <mrow>
              <mo fence="true" form="prefix" stretchy="false">(</mo>
              <mrow>
                <mrow>
                  <msub>
                    <mi>r</mi>
                    <mi>i</mi>
                  </msub>
                  <mo stretchy="false">+</mo>
                  <msub>
                    <mi>q</mi>
                    <mi>i</mi>
                  </msub>
                </mrow>
              </mrow>
              <mo fence="true" form="postfix" stretchy="false">)</mo>
            </mrow>
          </mrow>
        </mrow>
        <mo fence="true" form="postfix" stretchy="false">]</mo>
      </mrow>
    </mrow>
    <annotation encoding="StarMath 5.0">left ( {a} over {b}  right ) &lt;= (h_{i}) &lt;= [I(r_{i} + q_{i})]</annotation>
  </semantics>
</math>
</file>

<file path=Object 44/content.xml><?xml version="1.0" encoding="utf-8"?>
<math xmlns="http://www.w3.org/1998/Math/MathML" display="block">
  <semantics>
    <mrow>
      <mrow>
        <msubsup>
          <mo stretchy="false">∑</mo>
          <mrow>
            <mi>i</mi>
            <mo stretchy="false">=</mo>
            <mn>1</mn>
          </mrow>
          <mi>m</mi>
        </msubsup>
        <msub>
          <mi>W</mi>
          <mi>i</mi>
        </msub>
      </mrow>
      <mrow>
        <mrow>
          <mo fence="true" form="prefix" stretchy="false">(</mo>
          <mrow>
            <msubsup>
              <mi>U</mi>
              <mi>i</mi>
              <mi>w</mi>
            </msubsup>
          </mrow>
          <mo fence="true" form="postfix" stretchy="false">)</mo>
        </mrow>
        <mo stretchy="false">≤</mo>
        <msub>
          <mi>S</mi>
          <mn>0</mn>
        </msub>
      </mrow>
    </mrow>
    <annotation encoding="StarMath 5.0">sum^{m}_{i=1} W_{i}(U^{w}_{i}) &lt;= S_{0}</annotation>
  </semantics>
</math>
</file>

<file path=Object 45/content.xml><?xml version="1.0" encoding="utf-8"?>
<math xmlns="http://www.w3.org/1998/Math/MathML" display="block">
  <semantics>
    <mfrac>
      <mi>a</mi>
      <mrow>
        <mi>b</mi>
        <mo stretchy="false">−</mo>
        <mrow>
          <mi>a</mi>
          <mo stretchy="false">/</mo>
          <mi>b</mi>
        </mrow>
      </mrow>
    </mfrac>
    <annotation encoding="StarMath 5.0">{a} over {b-a/b} </annotation>
  </semantics>
</math>
</file>

<file path=Object 46/content.xml><?xml version="1.0" encoding="utf-8"?>
<math xmlns="http://www.w3.org/1998/Math/MathML" display="block">
  <semantics>
    <mroot>
      <mrow>
        <mi>a</mi>
        <mo stretchy="false">+</mo>
        <msqrt>
          <mi>b</mi>
        </msqrt>
      </mrow>
      <mi>b</mi>
    </mroot>
    <annotation encoding="StarMath 5.0">nroot{b}{a+ sqrt{b} } </annotation>
  </semantics>
</math>
</file>

<file path=Object 47/content.xml><?xml version="1.0" encoding="utf-8"?>
<math xmlns="http://www.w3.org/1998/Math/MathML" display="block">
  <semantics>
    <mrow>
      <mrow>
        <mo fence="true" form="prefix" stretchy="false">(</mo>
        <mrow>
          <mrow>
            <mover accent="true">
              <mi>A</mi>
              <mo>¯</mo>
            </mover>
            <mi>v</mi>
            <mi>B</mi>
          </mrow>
        </mrow>
        <mo fence="true" form="postfix" stretchy="false">)</mo>
      </mrow>
      <mrow>
        <mo fence="true" form="prefix" stretchy="false">(</mo>
        <mrow>
          <mover accent="true">
            <mrow>
              <mi>C</mi>
              <mi>v</mi>
              <mi>D</mi>
            </mrow>
            <mo>¯</mo>
          </mover>
        </mrow>
        <mo fence="true" form="postfix" stretchy="false">)</mo>
      </mrow>
    </mrow>
    <annotation encoding="StarMath 5.0">(overline {A} v B) ( overline {C v D} )</annotation>
  </semantics>
</math>
</file>

<file path=Object 48/content.xml><?xml version="1.0" encoding="utf-8"?>
<math xmlns="http://www.w3.org/1998/Math/MathML" display="block">
  <semantics>
    <mrow>
      <mn>4</mn>
      <mrow>
        <mi mathvariant="italic">Fe</mi>
        <mo stretchy="false">+</mo>
        <mn>3</mn>
      </mrow>
      <msub>
        <mi>O</mi>
        <mn>2</mn>
      </msub>
      <mover>
        <mo stretchy="false">→</mo>
        <mrow>
          <mi>t</mi>
          <mi>°</mi>
          <mi>C</mi>
        </mrow>
      </mover>
      <mn>2</mn>
      <msub>
        <mi mathvariant="italic">Fe</mi>
        <mn>2</mn>
      </msub>
      <msub>
        <mi>O</mi>
        <mn>3</mn>
      </msub>
    </mrow>
    <annotation encoding="StarMath 5.0">4Fe+3O_{2}  -&gt; csup{t°C} 2Fe_{2}O_{3}</annotation>
  </semantics>
</math>
</file>

<file path=Object 49/content.xml><?xml version="1.0" encoding="utf-8"?>
<math xmlns="http://www.w3.org/1998/Math/MathML" display="block">
  <semantics>
    <mrow>
      <mrow>
        <mn>1</mn>
        <mo stretchy="false">+</mo>
        <mfrac>
          <mn>1</mn>
          <mi>x</mi>
        </mfrac>
        <mo stretchy="false">+</mo>
        <mfrac>
          <msup>
            <mn>2</mn>
            <mn>2</mn>
          </msup>
          <msup>
            <mi>x</mi>
            <mn>2</mn>
          </msup>
        </mfrac>
        <mo stretchy="false">+</mo>
        <mfrac>
          <msup>
            <mn>3</mn>
            <mn>3</mn>
          </msup>
          <msup>
            <mi>x</mi>
            <mn>3</mn>
          </msup>
        </mfrac>
        <mo stretchy="false">+</mo>
        <mn>..</mn>
      </mrow>
      <mi>.</mi>
    </mrow>
    <annotation encoding="StarMath 5.0">1+ {1} over {x} + {2^{2}} over {x^{2}} + {3^3} over {x^{3}} + ...</annotation>
  </semantics>
</math>
</file>

<file path=Object 5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n>1</mn>
                <mo stretchy="false">+</mo>
                <mi>x</mi>
              </mrow>
            </mrow>
            <mo fence="true" form="postfix" stretchy="false">)</mo>
          </mrow>
          <mi>n</mi>
        </msup>
        <mo stretchy="false">=</mo>
        <mrow>
          <mn>1</mn>
          <mo stretchy="false">+</mo>
          <mfrac>
            <mi mathvariant="italic">nx</mi>
            <mrow>
              <mn>1</mn>
              <mo stretchy="false">!</mo>
            </mrow>
          </mfrac>
          <mo stretchy="false">+</mo>
          <mfrac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  <msup>
                <mi>x</mi>
                <mn>2</mn>
              </msup>
            </mrow>
            <mrow>
              <mn>2</mn>
              <mo stretchy="false">!</mo>
            </mrow>
          </mfrac>
          <mo stretchy="false">+</mo>
          <mn>..</mn>
        </mrow>
      </mrow>
      <mi>.</mi>
    </mrow>
    <annotation encoding="StarMath 5.0"> (1+x) ^{n} = 1+ {nx} over {fact{1} } + {n (n-1) x^{2}  } over { fact{2} } + ...</annotation>
  </semantics>
</math>
</file>

<file path=Object 50/content.xml><?xml version="1.0" encoding="utf-8"?>
<math xmlns="http://www.w3.org/1998/Math/MathML" display="block">
  <semantics>
    <mrow>
      <mrow>
        <msubsup>
          <mo stretchy="false">∑</mo>
          <mrow>
            <mi>i</mi>
            <mo stretchy="false">=</mo>
            <mn>1</mn>
          </mrow>
          <mi>n</mi>
        </msubsup>
        <msub>
          <mi>X</mi>
          <mover accent="true">
            <mi>β</mi>
            <mo stretchy="false">¨</mo>
          </mover>
        </msub>
      </mrow>
      <mo stretchy="false">=</mo>
      <msub>
        <mi>b</mi>
        <mi>j</mi>
      </msub>
    </mrow>
    <annotation encoding="StarMath 5.0">sum^{n}_{i=1}X_{  ddot %beta  } = b_{j}</annotation>
  </semantics>
</math>
</file>

<file path=Object 51/content.xml><?xml version="1.0" encoding="utf-8"?>
<math xmlns="http://www.w3.org/1998/Math/MathML" display="block">
  <semantics>
    <mrow>
      <mrow>
        <mi>j</mi>
        <mo stretchy="false">=</mo>
        <mn>1</mn>
      </mrow>
      <mi>,</mi>
      <mn>...</mn>
      <mi>n</mi>
    </mrow>
    <annotation encoding="StarMath 5.0">j=1,...n</annotation>
  </semantics>
</math>
</file>

<file path=Object 52/content.xml><?xml version="1.0" encoding="utf-8"?>
<math xmlns="http://www.w3.org/1998/Math/MathML" display="block">
  <semantics>
    <mrow>
      <mrow>
        <msubsup>
          <mo stretchy="false">∑</mo>
          <mrow>
            <mi>i</mi>
            <mo stretchy="false">=</mo>
            <mn>1</mn>
          </mrow>
          <mi>m</mi>
        </msubsup>
        <msub>
          <mi>a</mi>
          <mi>i</mi>
        </msub>
      </mrow>
      <mo stretchy="false">=</mo>
      <mrow>
        <msubsup>
          <mo stretchy="false">∑</mo>
          <mrow>
            <mi>j</mi>
            <mo stretchy="false">=</mo>
            <mn>1</mn>
          </mrow>
          <mi>n</mi>
        </msubsup>
        <msub>
          <mi>b</mi>
          <mi>j</mi>
        </msub>
      </mrow>
    </mrow>
    <annotation encoding="StarMath 5.0">sum^{m}_{i=1} a_{i} = sum^{n}_{j=1} b_{j}</annotation>
  </semantics>
</math>
</file>

<file path=Object 53/content.xml><?xml version="1.0" encoding="utf-8"?>
<math xmlns="http://www.w3.org/1998/Math/MathML" display="block">
  <semantics>
    <mrow>
      <mrow>
        <mi>f</mi>
        <mo stretchy="false">=</mo>
        <mrow>
          <msubsup>
            <mo stretchy="false">∑</mo>
            <mrow>
              <mi>i</mi>
              <mo stretchy="false">=</mo>
              <mn>1</mn>
            </mrow>
            <mi>m</mi>
          </msubsup>
          <mrow>
            <msubsup>
              <mo stretchy="false">∑</mo>
              <mrow>
                <mi>j</mi>
                <mo stretchy="false">=</mo>
                <mn>1</mn>
              </mrow>
              <mi>n</mi>
            </msubsup>
            <msub>
              <mi>c</mi>
              <mi mathvariant="italic">ij</mi>
            </msub>
          </mrow>
        </mrow>
      </mrow>
      <msub>
        <mi>x</mi>
        <mi mathvariant="italic">ij</mi>
      </msub>
    </mrow>
    <annotation encoding="StarMath 5.0">f = sum^{m}_{i=1} sum^{n}_{j=1} c_{ij}x_{ij}</annotation>
  </semantics>
</math>
</file>

<file path=Object 54/content.xml><?xml version="1.0" encoding="utf-8"?>
<math xmlns="http://www.w3.org/1998/Math/MathML" display="block">
  <semantics>
    <mrow>
      <mrow>
        <msubsup>
          <mo stretchy="false">∑</mo>
          <mrow>
            <mi>i</mi>
            <mo stretchy="false">=</mo>
            <mn>1</mn>
          </mrow>
          <mi>n</mi>
        </msubsup>
        <msub>
          <mi>x</mi>
          <mi mathvariant="italic">ij</mi>
        </msub>
      </mrow>
      <mo stretchy="false">=</mo>
      <msub>
        <mi>a</mi>
        <mi>i</mi>
      </msub>
    </mrow>
    <annotation encoding="StarMath 5.0">sum^{n}_{i=1} x_{ij} = a_{i}</annotation>
  </semantics>
</math>
</file>

<file path=Object 55/content.xml><?xml version="1.0" encoding="utf-8"?>
<math xmlns="http://www.w3.org/1998/Math/MathML" display="block">
  <semantics>
    <mrow>
      <mrow>
        <mi>i</mi>
        <mo stretchy="false">=</mo>
        <mn>1</mn>
      </mrow>
      <mi>,</mi>
      <mn>...</mn>
      <mi>,</mi>
      <mi>m</mi>
    </mrow>
    <annotation encoding="StarMath 5.0">i=1,...,m</annotation>
  </semantics>
</math>
</file>

<file path=Object 56/content.xml><?xml version="1.0" encoding="utf-8"?>
<math xmlns="http://www.w3.org/1998/Math/MathML" display="block">
  <semantics>
    <mrow>
      <munder>
        <mi>lim</mi>
        <mrow>
          <mi>x</mi>
          <mo stretchy="false">→</mo>
          <mn>3</mn>
        </mrow>
      </munder>
      <mfrac>
        <mrow>
          <mrow>
            <msup>
              <mi>x</mi>
              <mn>2</mn>
            </msup>
            <mo stretchy="false">−</mo>
            <mn>6</mn>
          </mrow>
          <mrow>
            <mi>x</mi>
            <mo stretchy="false">+</mo>
            <mn>9</mn>
          </mrow>
        </mrow>
        <mrow>
          <mn>2</mn>
          <mrow>
            <msup>
              <mi>x</mi>
              <mn>2</mn>
            </msup>
            <mo stretchy="false">+</mo>
            <mi>x</mi>
          </mrow>
        </mrow>
      </mfrac>
    </mrow>
    <annotation encoding="StarMath 5.0">lim from{x-&gt;3} {{x^{2}-6x+9}over{2x^{2}+x}}</annotation>
  </semantics>
</math>
</file>

<file path=Object 6/content.xml><?xml version="1.0" encoding="utf-8"?>
<math xmlns="http://www.w3.org/1998/Math/MathML" display="block">
  <semantics>
    <mfrac>
      <mrow>
        <mrow>
          <msqrt>
            <mfrac>
              <mi mathvariant="italic">xb</mi>
              <mn>2</mn>
            </mfrac>
          </msqrt>
          <mo stretchy="false">+</mo>
          <msup>
            <mi>cos</mi>
            <mn>2</mn>
          </msup>
        </mrow>
        <mrow>
          <mo fence="true" form="prefix" stretchy="false">|</mo>
          <mrow>
            <mrow>
              <mi>x</mi>
              <mo stretchy="false">−</mo>
              <mi>b</mi>
            </mrow>
          </mrow>
          <mo fence="true" form="postfix" stretchy="false">|</mo>
        </mrow>
      </mrow>
      <mrow>
        <mfrac>
          <mrow>
            <msup>
              <mi>x</mi>
              <mn>2</mn>
            </msup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  <mrow>
            <mi>b</mi>
            <mo stretchy="false">−</mo>
            <msup>
              <mi>sin</mi>
              <mn>2</mn>
            </msup>
          </mrow>
        </mfrac>
        <mrow>
          <mo fence="true" form="prefix" stretchy="false">(</mo>
          <mrow>
            <mrow>
              <mi>x</mi>
              <mo stretchy="false">+</mo>
              <mi>a</mi>
            </mrow>
          </mrow>
          <mo fence="true" form="postfix" stretchy="false">)</mo>
        </mrow>
      </mrow>
    </mfrac>
    <annotation encoding="StarMath 5.0">{ sqrt{ {xb} over {2} } + cos^{2} lline x-b rline    } over { frac { x^{2} (x+1) } {b} - sin^{2} (x+a) } 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frac>
      <mrow>
        <mo fence="true" form="prefix" stretchy="false">(</mo>
        <mrow>
          <mrow>
            <mn>8</mn>
            <mrow>
              <mi>b</mi>
              <mo stretchy="false">+</mo>
              <mn>1</mn>
            </mrow>
          </mrow>
        </mrow>
        <mo fence="true" form="postfix" stretchy="false">)</mo>
      </mrow>
      <mrow>
        <mn>4</mn>
        <mrow>
          <msup>
            <mi>b</mi>
            <mfrac>
              <mn>2</mn>
              <mn>3</mn>
            </mfrac>
          </msup>
          <mo stretchy="false">−</mo>
          <mrow>
            <mn>2</mn>
            <mo stretchy="false">∗</mo>
            <msqrt>
              <mi>b</mi>
            </msqrt>
          </mrow>
          <mo stretchy="false">+</mo>
          <mn>1</mn>
        </mrow>
      </mrow>
    </mfrac>
    <annotation encoding="StarMath 5.0">{ (8b+1) } over { 4b^{ {2} over {3} } -2* sqrt{b}+1 } 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sup>
          <mi>n</mi>
          <mn>2</mn>
        </msup>
      </mrow>
      <mo stretchy="false">+</mo>
      <mi>n</mi>
      <mo stretchy="false">−</mo>
      <mn>1</mn>
    </mrow>
    <annotation encoding="StarMath 5.0">sum from{n=1} to{ %infinite } n^{2}+n-1</annotation>
  </semantics>
</math>
</file>